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r.Manager( URI uri , Options op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nager.reconnectio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on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processPacketQue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call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ionAttempts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call( Object ...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reconnectionDelay( lo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r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socket( String n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packet( Packet pack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ngine.Engine( URI uri ,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all( Object [ ] encodedPack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r.randomization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isReconnec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andomizationFactor( dou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on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anager.onerror( Exception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timeout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onclose( String rea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r.ondecoded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ionDelayMax( lo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r.maybeReconnectOn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r.open( final OpenCallback f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Manager.call( Exception e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r.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socket( final String nsp , 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r.reconnec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Manager.reconnectionDelay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Manager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Manager(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ion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ion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